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te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 style:use-optimal-column-width="true"/>
    </style:style>
    <style:style style:name="co3" style:family="table-column">
      <style:table-column-properties fo:break-before="auto" style:column-width="12.356041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s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ontar palabras (separadas por un espacio)</text:p>
          </table:table-cell>
          <table:table-cell office:value-type="string" table:style-name="ce7">
            <text:p>Mas de un espac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5"/>
          <table:table-cell office:value-type="string" table:style-name="ce5">
            <text:p>"hola que tal" (3) || "hola" (1)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4">
            <text:p>X</text:p>
          </table:table-cell>
          <table:table-cell office:value-type="string" table:style-name="ce5">
            <text:p>"hola <text:s text:c="13"/>que <text:s text:c="4"/>tal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5:21:44Z</dc:date>
    <meta:editing-cycles>5</meta:editing-cycles>
    <meta:editing-duration>PT3599S</meta:editing-duration>
  </office:meta>
</office:document-meta>
</file>